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58.9mm"/>
    </style:style>
    <style:style style:name="co3" style:family="table-column">
      <style:table-column-properties fo:break-before="auto" style:column-width="409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24mm"/>
    </style:style>
    <style:style style:name="co6" style:family="table-column">
      <style:table-column-properties fo:break-before="auto" style:column-width="73.36mm"/>
    </style:style>
    <style:style style:name="co7" style:family="table-column">
      <style:table-column-properties fo:break-before="auto" style:column-width="315.89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141.02mm"/>
    </style:style>
    <style:style style:name="co10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ollution_news_sentences_c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4" table:default-cell-style-name="ce3"/>
        <table:table-column table:style-name="co4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Stanford parser</text:p>
          </table:table-cell>
          <table:table-cell table:number-columns-repeated="3"/>
          <table:table-cell office:value-type="string" calcext:value-type="string">
            <text:p>Zpar</text:p>
          </table:table-cell>
          <table:table-cell table:number-columns-repeated="3"/>
          <table:table-cell table:style-name="Default" office:value-type="string" calcext:value-type="string">
            <text:p>Our parser</text:p>
          </table:table-cell>
          <table:table-cell table:style-name="Default"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/>
          <table:table-cell office:value-type="string" calcext:value-type="string">
            <text:p>word segmentatio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tructure</text:p>
          </table:table-cell>
          <table:table-cell/>
          <table:table-cell office:value-type="string" calcext:value-type="string">
            <text:p>word segmentatio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tructure</text:p>
          </table:table-cell>
          <table:table-cell/>
          <table:table-cell table:style-name="Default" office:value-type="string" calcext:value-type="string">
            <text:p>word segmentation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structur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空气污染雾霾肆虐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北方人较南方人短寿3年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N "影响"); (VA "健康");</text:p>
          </table:table-cell>
          <table:table-cell office:value-type="string" calcext:value-type="string">
            <text:p>(NP 影响) (NP 民众) (VP 健康);</text:p>
          </table:table-cell>
          <table:table-cell/>
          <table:table-cell table:style-name="ce1" table:number-columns-repeated="4"/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中国尤其北部地区空气污染严重，更直接影响民众健康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重");</text:p>
          </table:table-cell>
          <table:table-cell office:value-type="string" calcext:value-type="string">
            <text:p>(IP (NP 哈尔滨等东北) (VP (VV 重) (NP 工业城市))); (NP (CP … 的) 居民));</text:p>
          </table:table-cell>
          <table:table-cell/>
          <table:table-cell office:value-type="string" calcext:value-type="string">
            <text:p>6, ., 9;</text:p>
          </table:table-cell>
          <table:table-cell office:value-type="string" calcext:value-type="string">
            <text:p>(PU ".");</text:p>
          </table:table-cell>
          <table:table-cell office:value-type="string" calcext:value-type="string">
            <text:p>(… 6) (PU .) (VP (QP 9年));</text:p>
          </table:table-cell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美国芝加哥大学一项研究指出，因为雾霾等空气污染问题，中国北方人比起南方人短寿3年，哈尔滨等东北重工业城市的居民甚至可能短寿6.9年。</text:p>
          </table:table-cell>
        </table:table-row>
        <table:table-row table:style-name="ro1">
          <table:table-cell/>
          <table:table-cell office:value-type="string" calcext:value-type="string">
            <text:p>质, 素;</text:p>
          </table:table-cell>
          <table:table-cell office:value-type="string" calcext:value-type="string">
            <text:p>(AD "素");</text:p>
          </table:table-cell>
          <table:table-cell office:value-type="string" calcext:value-type="string">
            <text:p>(NP (ADVP 素) (NP 数据)); (NP ( LCP 较以南) (NP 地区));</text:p>
          </table:table-cell>
          <table:table-cell/>
          <table:table-cell office:value-type="string" calcext:value-type="string">
            <text:p>以, 南地; 3, ., 1;</text:p>
          </table:table-cell>
          <table:table-cell office:value-type="string" calcext:value-type="string">
            <text:p>(P "以"); (NR "南地"); (PU ".");</text:p>
          </table:table-cell>
          <table:table-cell office:value-type="string" calcext:value-type="string">
            <text:p>(NP (IP (NP 淮河以北地区的污染程度) (VP 较以南地区高出)) (QP (CD 46) (NP %))); (… 3) (PU .) (IP (QP 1年) ...);</text:p>
          </table:table-cell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美国芝加哥大学能源政策研究所周一（11日）发表报告，研究人员分析中国154个城市自1981年至2012年的空气质素数据，发现淮河以北地区的污染程度较以南地区高出46%，导致北方人平均寿命减少3.1年，无论男女老幼也受影响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而增加的死亡率通常与心肺疾病有关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N "燃煤"); (NN "供暖");</text:p>
          </table:table-cell>
          <table:table-cell office:value-type="string" calcext:value-type="string">
            <text:p>(NP (NP 中国北部地区) (PP 在冬季) (NP 通常燃煤供暖));</text:p>
          </table:table-cell>
          <table:table-cell/>
          <table:table-cell table:style-name="ce1" table:number-columns-repeated="4"/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研究人员认为，中国北部地区在冬季通常燃煤供暖，使当地空气污染尤其严重，形成大范围的雾霾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VP (VV 悬浮) (NP 粒子));</text:p>
          </table:table-cell>
          <table:table-cell/>
          <table:table-cell office:value-type="string" calcext:value-type="string">
            <text:p>PM2, ., 5; 悬, 浮;</text:p>
          </table:table-cell>
          <table:table-cell office:value-type="string" calcext:value-type="string">
            <text:p>(PU "."); (M "悬");</text:p>
          </table:table-cell>
          <table:table-cell office:value-type="string" calcext:value-type="string">
            <text:p>(NP (NP (DNP 空气中的) (NP PM2)) (PU .) (NP (QP 5悬) (ADJP 浮) (NP 粒子)));</text:p>
          </table:table-cell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而空气中的PM2.5悬浮粒子，更是北部人口寿命缩减的元凶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N "增加");</text:p>
          </table:table-cell>
          <table:table-cell office:value-type="string" calcext:value-type="string">
            <text:p>(IP (NP (NP 北京民众平均寿命) (ADJP 额外) (NP 增加)) (VP 6.4年));</text:p>
          </table:table-cell>
          <table:table-cell/>
          <table:table-cell office:value-type="string" calcext:value-type="string">
            <text:p>3, ., 5; 寿命额, 外;</text:p>
          </table:table-cell>
          <table:table-cell office:value-type="string" calcext:value-type="string">
            <text:p>(PU ".");</text:p>
          </table:table-cell>
          <table:table-cell office:value-type="string" calcext:value-type="string">
            <text:p>(… 3) (PU .) (IP (QP 5年) ...);</text:p>
          </table:table-cell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研究指出，若中国能遵守世界卫生组织的空气质量标准，中国人平均寿命可延长3.5年，北京民众平均寿命额外增加6.4年，哈尔滨民众平均寿命更增加6.9年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重");</text:p>
          </table:table-cell>
          <table:table-cell office:value-type="string" calcext:value-type="string">
            <text:p>(VP (VV 重) (NP 雾霾));</text:p>
          </table:table-cell>
          <table:table-cell/>
          <table:table-cell table:style-name="ce1" table:number-columns-repeated="4"/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北京重雾霾又来了</text:p>
          </table:table-cell>
        </table:table-row>
        <table:table-row table:style-name="ro1">
          <table:table-cell/>
          <table:table-cell table:style-name="ce1" table:number-columns-repeated="4"/>
          <table:table-cell/>
          <table:table-cell office:value-type="string" calcext:value-type="string">
            <text:p>Minor (VRD (VV "接") (VV "下来"));</text:p>
          </table:table-cell>
          <table:table-cell table:number-columns-repeated="6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北京接下来连续4天将陷入重度雾霾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污染");</text:p>
          </table:table-cell>
          <table:table-cell office:value-type="string" calcext:value-type="string">
            <text:p>(VP (ADVP 重) (VP (VV 污染) (NP 警报)));</text:p>
          </table:table-cell>
          <table:table-cell table:number-columns-repeated="2"/>
          <table:table-cell office:value-type="string" calcext:value-type="string">
            <text:p>(VV "重");</text:p>
          </table:table-cell>
          <table:table-cell office:value-type="string" calcext:value-type="string">
            <text:p>(VP (VV 重) (NP 污染警报));</text:p>
          </table:table-cell>
          <table:table-cell table:number-columns-repeated="5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北京当局昨天晚上发布重污染警报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AD "不给力");</text:p>
          </table:table-cell>
          <table:table-cell office:value-type="string" calcext:value-type="string">
            <text:p>(VP (VP (VV 不利于) (NP 污染)) (VP 扩散));</text:p>
          </table:table-cell>
          <table:table-cell/>
          <table:table-cell table:style-name="ce1" table:number-columns-repeated="4"/>
          <table:table-cell table:style-name="Default" table:number-columns-repeated="2"/>
          <table:table-cell table:style-name="Default" office:value-type="string" calcext:value-type="string">
            <text:p>minor (天气预报 (显示 (气象条件尤其是风力不给力))，(不利于污染扩散));</text:p>
          </table:table-cell>
          <table:table-cell table:style-name="Default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天气预报显示气象条件尤其是风力不给力，不利于污染扩散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P (P 据) (IP 东网今天报道警告北京雾霾来袭));</text:p>
          </table:table-cell>
          <table:table-cell table:number-columns-repeated="3"/>
          <table:table-cell office:value-type="string" calcext:value-type="string">
            <text:p>(VP (VP (警告) (NP 北京雾霾)) (VP (MSP 来) (VP 袭)));</text:p>
          </table:table-cell>
          <table:table-cell table:number-columns-repeated="5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据东网今天报道警告北京雾霾来袭！</text:p>
          </table:table-cell>
        </table:table-row>
        <table:table-row table:style-name="ro1">
          <table:table-cell/>
          <table:table-cell office:value-type="string" calcext:value-type="string">
            <text:p>有重;</text:p>
          </table:table-cell>
          <table:table-cell office:value-type="string" calcext:value-type="string">
            <text:p>(JJ "有重");</text:p>
          </table:table-cell>
          <table:table-cell office:value-type="string" calcext:value-type="string">
            <text:p>(VP (VP (VV 扩散) (NP 条件)) (VP 不利)); (VP (BA 将) (VP (NP (NP (ADJP 有重) (NP 污染)) (NP 天气))));</text:p>
          </table:table-cell>
          <table:table-cell/>
          <table:table-cell office:value-type="string" calcext:value-type="string">
            <text:p>有重;</text:p>
          </table:table-cell>
          <table:table-cell office:value-type="string" calcext:value-type="string">
            <text:p>(VV "有重");</text:p>
          </table:table-cell>
          <table:table-cell office:value-type="string" calcext:value-type="string">
            <text:p>(VP (VV 有重) (NP 污染天气));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且扩散条件不利，致使北京在周日至周三将有重污染天气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重"); (AD "重"); <text:s/>(VV 污染);</text:p>
          </table:table-cell>
          <table:table-cell office:value-type="string" calcext:value-type="string">
            <text:p>(VP (VV 重) (NP 污染应急指挥部)); (IP (NP 空气) (VP (VP (ADVP 重) (VP (VV 污染) (NP 橙色预警))) ...)); </text:p>
          </table:table-cell>
          <table:table-cell table:number-columns-repeated="2"/>
          <table:table-cell office:value-type="string" calcext:value-type="string">
            <text:p>(VV "橙色");</text:p>
          </table:table-cell>
          <table:table-cell office:value-type="string" calcext:value-type="string">
            <text:p>(VP (VP (VV 发布) (NP 空气重污染)) (VP (VV 橙色) (NP 预警))); (VP (PP (P 于) (NP (NP 周日26日) (NP 零时至周三28日))) (NP 期间) (VP 实施橙色预警措施));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北京空气重污染应急指挥部3月24日晚发布空气重污染橙色预警，并于周日26日零时至周三28日期间实施橙色预警措施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带"); (VV "至");</text:p>
          </table:table-cell>
          <table:table-cell office:value-type="string" calcext:value-type="string">
            <text:p>(VP (PP (P 经) (NP 中国环境监测总站)) (PP (P 会同) (NP 京津冀及周边地区省级环境监测中心)) (VP 研判)); (IP (NP 低压辐合) (VP 带)); (VP (MSP 以) (IP (NP 4级中度污染) (VP (VP (VV 至) (NP 5级重度污染)) (VP 为主))));</text:p>
          </table:table-cell>
          <table:table-cell/>
          <table:table-cell office:value-type="string" calcext:value-type="string">
            <text:p>总站会, 同;</text:p>
          </table:table-cell>
          <table:table-cell office:value-type="string" calcext:value-type="string">
            <text:p>(NN "研判"); (P "以"); (NR "东");</text:p>
          </table:table-cell>
          <table:table-cell office:value-type="string" calcext:value-type="string">
            <text:p>(IP (LCP 上述时间内) (NP 京津冀区域中部太行山) (VP (PP (P 以) (NP 东、燕山以南地区)) (VP 可能出现低压辐合带)));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报道说，经中国环境监测总站会同京津冀及周边地区省级环境监测中心研判，上述时间内京津冀区域中部太行山以东、燕山以南地区可能出现低压辐合带，污染扩散条件不利，区域空气质量以4级中度污染至5级重度污染为主，部分地区部分时段更将达到6级严重污染水平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N "影响"); (VV "污染");</text:p>
          </table:table-cell>
          <table:table-cell office:value-type="string" calcext:value-type="string">
            <text:p>(IP (QP 一次) (VP (ADVP 重) (VP (VV 污染) (NP 天气)) <text:s/>(PU ，) (CC 并) (VP 预计要到周三夜间)));</text:p>
          </table:table-cell>
          <table:table-cell table:number-columns-repeated="2"/>
          <table:table-cell office:value-type="string" calcext:value-type="string">
            <text:p>(VV "重");</text:p>
          </table:table-cell>
          <table:table-cell office:value-type="string" calcext:value-type="string">
            <text:p>(VP (VV 重) (NP 污染天气));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北京市环保局指，受此影响，北京将经历一次重污染天气，并预计要到周三夜间，当扩散条件自北向南逐步改善，北京的空气质素始会逐步好转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VP (VV 限) (VP (VV 行) (NP 管理措施))); (IP (NP 相关企业) (VP (VV 停产) (NP 限产))); (IP (VV 燃放) (NP 烟花爆竹 和 露天烧烤));</text:p>
          </table:table-cell>
          <table:table-cell table:number-columns-repeated="2"/>
          <table:table-cell office:value-type="string" calcext:value-type="string">
            <text:p>(NN "限产");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根据相关应急预案，在橙色预警期间，北京市将实施工作日高峰时段区域限行管理措施，同时亦包括禁止相关企业停产限产，以及禁止燃放烟花爆竹和露天烧烤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此外，当局还建议中小学幼儿园停止户外活动，并希望市民做好健康防护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N "余");</text:p>
          </table:table-cell>
          <table:table-cell office:value-type="string" calcext:value-type="string">
            <text:p>(NP (NP 大陆十余) (NP 省));</text:p>
          </table:table-cell>
          <table:table-cell/>
          <table:table-cell table:style-name="ce1" table:number-columns-repeated="4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阴霾笼罩大陆十余省</text:p>
          </table:table-cell>
        </table:table-row>
        <table:table-row table:style-name="ro1">
          <table:table-cell/>
          <table:table-cell table:style-name="ce1" table:number-columns-repeated="4"/>
          <table:table-cell office:value-type="string" calcext:value-type="string">
            <text:p>能, 见度不足;</text:p>
          </table:table-cell>
          <table:table-cell office:value-type="string" calcext:value-type="string">
            <text:p>(VV "见度不足");</text:p>
          </table:table-cell>
          <table:table-cell office:value-type="string" calcext:value-type="string">
            <text:p>(VP (VV 能) (VP (VV 见度不足) (QP 50米)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局地能见度不足50米</text:p>
          </table:table-cell>
        </table:table-row>
        <table:table-row table:style-name="ro1">
          <table:table-cell/>
          <table:table-cell table:style-name="ce1" table:number-columns-repeated="4"/>
          <table:table-cell/>
          <table:table-cell office:value-type="string" calcext:value-type="string">
            <text:p>(NN "重来");</text:p>
          </table:table-cell>
          <table:table-cell office:value-type="string" calcext:value-type="string">
            <text:p>(VP (VV 卷土) (NP 重来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大陆阴霾再度卷土重来，各地「霾情」不断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省");</text:p>
          </table:table-cell>
          <table:table-cell office:value-type="string" calcext:value-type="string">
            <text:p>(VP (ADVP 多) (VP (VP (VV 省) (NP 市)) (VP 已发布空气污染黄色预警)));</text:p>
          </table:table-cell>
          <table:table-cell/>
          <table:table-cell office:value-type="string" calcext:value-type="string">
            <text:p>能, 见度;</text:p>
          </table:table-cell>
          <table:table-cell office:value-type="string" calcext:value-type="string">
            <text:p>(VV "见度");</text:p>
          </table:table-cell>
          <table:table-cell office:value-type="string" calcext:value-type="string">
            <text:p>(VP (VV 能) (VP (VV 见度) (VP 不足50米)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目前多省市已发布空气污染黄色预警，局部地区能见度不足50米，导致车祸发生，高速公路也被迫关闭，部分地区的学校已停课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LC "时"); (VV "污染");</text:p>
          </table:table-cell>
          <table:table-cell office:value-type="string" calcext:value-type="string">
            <text:p>(LCP (QP 6) (LC 时)); (VP (ADVP 重) (VP (VV 污染) (NP 天气橙色预警))); ((… (ETC 等)) (NP (NN 地) (NN 空气) (NN 污染)));</text:p>
          </table:table-cell>
          <table:table-cell/>
          <table:table-cell office:value-type="string" calcext:value-type="string">
            <text:p>能, 见度;</text:p>
          </table:table-cell>
          <table:table-cell office:value-type="string" calcext:value-type="string">
            <text:p>(AD "6时"); (VV "重"); (AD "见度");</text:p>
          </table:table-cell>
          <table:table-cell office:value-type="string" calcext:value-type="string">
            <text:p>(VP (ADVP 已) (PP 于29日) (ADVP 6时) (VP (VV 发布) (NP (VP (VV 重) (NP 污染天气)) (ADJP 橙色) (NP 预警)))); (VP (ADVP 局地) (VP (VV 能) (VP (ADVP 见度) (VP 低于50米))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中央气象台已于29日6时发布重污染天气橙色预警，29日早晨至上午，北京、天津、河北、山东、江苏、安徽、浙江、湖北、江西、广西、四川盆地等地空气污染严重，局地能见度低于50米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污染"); (NN "升级");</text:p>
          </table:table-cell>
          <table:table-cell office:value-type="string" calcext:value-type="string">
            <text:p>(VP (ADVP 重) (VP (VV 污染) (NP 天气黄色预警信号升级)));</text:p>
          </table:table-cell>
          <table:table-cell/>
          <table:table-cell office:value-type="string" calcext:value-type="string">
            <text:p>能, 见度;</text:p>
          </table:table-cell>
          <table:table-cell office:value-type="string" calcext:value-type="string">
            <text:p>(VV "重"); (VV "黄色"); (AD "见度");</text:p>
          </table:table-cell>
          <table:table-cell office:value-type="string" calcext:value-type="string">
            <text:p>(VP (VV 重) (NP 污染天气) ...); (VP (VV 黄色) (IP (NP 预警信号) ...)); (VP (VV 能) (VP (ADVP 见度) (VP 低于50米)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据山东省气象局消息称，已将重污染天气黄色预警信号升级为红色预警信号，济南、淄博、潍坊等10市的部分地区能见度低于50米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污染"); (NN "出行");</text:p>
          </table:table-cell>
          <table:table-cell office:value-type="string" calcext:value-type="string">
            <text:p>(VP (ADVP 重) (VP (VV 污染) (NP 天气))); (VP (VV 戴) (NP (NN 口罩) (NN 出行)));</text:p>
          </table:table-cell>
          <table:table-cell table:number-columns-repeated="2"/>
          <table:table-cell office:value-type="string" calcext:value-type="string">
            <text:p>(VV "重");</text:p>
          </table:table-cell>
          <table:table-cell office:value-type="string" calcext:value-type="string">
            <text:p>(VP (VV 重) (NP 污染天气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重污染天气导致部分高速路口封闭，当地不少民众戴口罩出行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污染"); (LC "时");</text:p>
          </table:table-cell>
          <table:table-cell office:value-type="string" calcext:value-type="string">
            <text:p>(LCP (QP 24) (LC 时)); (LCP (QP 12月29日24) (LC 时)); (VP (ADVP 重) (VP (VV 污染) (NP 天气红色预警)));</text:p>
          </table:table-cell>
          <table:table-cell table:number-columns-repeated="2"/>
          <table:table-cell office:value-type="string" calcext:value-type="string">
            <text:p>(VV "重");</text:p>
          </table:table-cell>
          <table:table-cell office:value-type="string" calcext:value-type="string">
            <text:p>(NP (NR 山西) (NR 运城市) (NT 12月) (NT 27日) (NT 24时) (PRN (PU -) (VP (NP 12月29日24时) ...))); (IP (NP Ⅰ级) (VP (VV 应急) (VP 响应)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根据山西省环保厅重污染天气预警信息，山西运城市12月27日24时-12月29日24时在全市范围内发布重污染天气红色预警并启动Ⅰ级应急响应。</text:p>
          </table:table-cell>
        </table:table-row>
        <table:table-row table:style-name="ro1">
          <table:table-cell/>
          <table:table-cell table:style-name="ce1" table:number-columns-repeated="4"/>
          <table:table-cell office:value-type="string" calcext:value-type="string">
            <text:p>能, 见度不足百米;</text:p>
          </table:table-cell>
          <table:table-cell office:value-type="string" calcext:value-type="string">
            <text:p>(VV "朦胧"); (VV "见度不足百米");</text:p>
          </table:table-cell>
          <table:table-cell office:value-type="string" calcext:value-type="string">
            <text:p>(VP (VV 能) (VP (VV 见度不足百米)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杭州也遭遇今冬最严重的空气污染，城市陷入一片朦胧之中，清晨路上能见度不足百米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LC "时"); (M "分"); (VV "污染");</text:p>
          </table:table-cell>
          <table:table-cell office:value-type="string" calcext:value-type="string">
            <text:p>(VP (PP (P 于) (LCP (QP 28日晚5) (LC 时))) (QP 45分) (ADVP 已) (VP (发布) (IP (ADVP 重) (VP (VV 污染) (NP 天气黄色预警)))));</text:p>
          </table:table-cell>
          <table:table-cell/>
          <table:table-cell office:value-type="string" calcext:value-type="string">
            <text:p>晚5, 时;</text:p>
          </table:table-cell>
          <table:table-cell office:value-type="string" calcext:value-type="string">
            <text:p>(VV "晚5"); (M "分"); (VV "重");</text:p>
          </table:table-cell>
          <table:table-cell office:value-type="string" calcext:value-type="string">
            <text:p>(VP (LCP (VP (PP 于28日) (VP (VV 晚5))) (LC 时)) (QP 45分) (ADVP 已) ...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该市于28日晚5时45分已发布重污染天气黄色预警。</text:p>
          </table:table-cell>
        </table:table-row>
        <table:table-row table:style-name="ro1">
          <table:table-cell/>
          <table:table-cell office:value-type="string" calcext:value-type="string">
            <text:p>时许;</text:p>
          </table:table-cell>
          <table:table-cell office:value-type="string" calcext:value-type="string">
            <text:p>(NN "影响"); (NN "时许");</text:p>
          </table:table-cell>
          <table:table-cell office:value-type="string" calcext:value-type="string">
            <text:p>(VP (VV 受) (NP 此影响)); (NP (QP 10) (NP 时许));</text:p>
          </table:table-cell>
          <table:table-cell/>
          <table:table-cell office:value-type="string" calcext:value-type="string">
            <text:p>车连, 环撞;</text:p>
          </table:table-cell>
          <table:table-cell office:value-type="string" calcext:value-type="string">
            <text:p>(NN "影响"); (JJ "车连"); (NN "环撞");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(多 (人受伤的交通事故));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受此影响，28日上午10时许，沪昆高速公路发生数十辆车连环撞，已致1人死亡，多人受伤的交通事故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V "污染");</text:p>
          </table:table-cell>
          <table:table-cell office:value-type="string" calcext:value-type="string">
            <text:p>(VP (ADVP 重) (VP (VV 污染) (NP 天气橙色预警信号)));</text:p>
          </table:table-cell>
          <table:table-cell table:number-columns-repeated="2"/>
          <table:table-cell office:value-type="string" calcext:value-type="string">
            <text:p>(VV "橙色");</text:p>
          </table:table-cell>
          <table:table-cell office:value-type="string" calcext:value-type="string">
            <text:p>(IP (VP (VV 发布) (NP 重污染天气)) (VP (VV 橙色) (NP 预警信号)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江苏省气象台也升级发布重污染天气橙色预警信号。</text:p>
          </table:table-cell>
        </table:table-row>
        <table:table-row table:style-name="ro1">
          <table:table-cell/>
          <table:table-cell table:style-name="ce1" table:number-columns-repeated="4"/>
          <table:table-cell office:value-type="string" calcext:value-type="string">
            <text:p>能, 见度小于;</text:p>
          </table:table-cell>
          <table:table-cell office:value-type="string" calcext:value-type="string">
            <text:p>(VV "见度小于");</text:p>
          </table:table-cell>
          <table:table-cell office:value-type="string" calcext:value-type="string">
            <text:p>(VP (VV 能) (VP (VV 见度小于) (QP 200米)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淮北、江淮等部分地区能见度小于200米，局部地区小于50米，并将持续。</text:p>
          </table:table-cell>
        </table:table-row>
        <table:table-row table:style-name="ro1">
          <table:table-cell/>
          <table:table-cell office:value-type="string" calcext:value-type="string">
            <text:p>陜, 西, 省;</text:p>
          </table:table-cell>
          <table:table-cell office:value-type="string" calcext:value-type="string">
            <text:p>(VV "陜"); (VV "污染"); (NN "升级");</text:p>
          </table:table-cell>
          <table:table-cell office:value-type="string" calcext:value-type="string">
            <text:p>(VP (VV 陜) (NP 西省西安市空气质量)); (VP (VP (ADVP 重) (VP (VV 污染) (NP 天气预警等级))) (VP (NN 升级)));</text:p>
          </table:table-cell>
          <table:table-cell/>
          <table:table-cell office:value-type="string" calcext:value-type="string">
            <text:p>等, 级;</text:p>
          </table:table-cell>
          <table:table-cell office:value-type="string" calcext:value-type="string">
            <text:p>(VV "重"); (ETC "等"); (NN "升级");</text:p>
          </table:table-cell>
          <table:table-cell office:value-type="string" calcext:value-type="string">
            <text:p>(NP (NP (VP (VV 重) (NP 污染天气预警等)) (NP 级)) (NP 升级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28日，陜西省西安市空气质量为严重污染，重污染天气预警等级升级为橙色预警，并启动Ⅱ级应急响应。</text:p>
          </table:table-cell>
        </table:table-row>
        <table:table-row table:style-name="ro1">
          <table:table-cell/>
          <table:table-cell table:style-name="ce1" table:number-columns-repeated="4"/>
          <table:table-cell/>
          <table:table-cell office:value-type="string" calcext:value-type="string">
            <text:p>(NR "日");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同日，重庆市环境保护局官方网站显示空气质量为中度污染，首要污染物为PM2.5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有许多大陆网民发布了有关当地空气污染的照片。</text:p>
          </table:table-cell>
        </table:table-row>
        <table:table-row table:style-name="ro1">
          <table:table-cell/>
          <table:table-cell office:value-type="string" calcext:value-type="string">
            <text:p>把霾; 霾嘛;</text:p>
          </table:table-cell>
          <table:table-cell office:value-type="string" calcext:value-type="string">
            <text:p>(NN "把霾");</text:p>
          </table:table-cell>
          <table:table-cell office:value-type="string" calcext:value-type="string">
            <text:p>(IP (QP 十九) (LCP (ADJP 大) (LC 之后)) (NP (NN 中共) (NN 把霾)) (VP 就变成了雾));</text:p>
          </table:table-cell>
          <table:table-cell/>
          <table:table-cell office:value-type="string" calcext:value-type="string">
            <text:p>把霾; 答应么; 霾嘛;</text:p>
          </table:table-cell>
          <table:table-cell office:value-type="string" calcext:value-type="string">
            <text:p>(NN "把霾"); (NN "答应么");</text:p>
          </table:table-cell>
          <table:table-cell office:value-type="string" calcext:value-type="string">
            <text:p>(IP (LCP 十九大之后) (NP (NR 中共) (NN 把霾)) (VP 就变成了雾)); (FRAG (PU "」"));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有网民说：「十九大之后中共把霾就变成了雾，我叫一声『雾』它敢答应么，明明是霾嘛。」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N "年逾");</text:p>
          </table:table-cell>
          <table:table-cell office:value-type="string" calcext:value-type="string">
            <text:p>(NP (NP 中国) (NP 年逾));</text:p>
          </table:table-cell>
          <table:table-cell/>
          <table:table-cell table:style-name="ce1" table:number-columns-repeated="4"/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中国年逾百万人死于空气污染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P (与) (IP (VP 1970年代末实施改革开放) (PU ，) (VP 大力发展经济) (VP 不无关系))); (VP (VP (VV 依靠) (NP 低能源效率和廉价劳力)) (VP 推动));</text:p>
          </table:table-cell>
          <table:table-cell table:number-columns-repeated="3"/>
          <table:table-cell office:value-type="string" calcext:value-type="string">
            <text:p>(VP (PP 与1970年代末) (VP 实施改革开放)); (VP (ADVP 大力) (VP (VV 发展) (IP (NP 经济) (VP 不无关系))));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内地雾霾问题日趋严重，与1970年代末实施改革开放，大力发展经济不无关系，但近40年来，内地高速发展的经济主要依靠低能源效率和廉价劳力推动，相应的环境保护意识及法规却非常薄弱。</text:p>
          </table:table-cell>
        </table:table-row>
        <table:table-row table:style-name="ro1">
          <table:table-cell/>
          <table:table-cell table:style-name="ce1" table:number-columns-repeated="4"/>
          <table:table-cell office:value-type="string" calcext:value-type="string">
            <text:p>次印度;</text:p>
          </table:table-cell>
          <table:table-cell office:value-type="string" calcext:value-type="string">
            <text:p>(NN "远超"); (NN "次印度");</text:p>
          </table:table-cell>
          <table:table-cell office:value-type="string" calcext:value-type="string">
            <text:p>(IP (NP 远超) (VP (NP (ADVP 仅) (NP (DNP 次印度的) (QP 62万人)))));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去年，世卫根据最新数据推算，2012年中国有逾103万人死于空气污染，死亡人数排名全球第一，远超仅次印度的62万人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or (NN "波及");</text:p>
          </table:table-cell>
          <table:table-cell office:value-type="string" calcext:value-type="string">
            <text:p>Minor (VP (VV 受) (NP 波及));</text:p>
          </table:table-cell>
          <table:table-cell table:number-columns-repeated="2"/>
          <table:table-cell office:value-type="string" calcext:value-type="string">
            <text:p>(NN "临近"); Minor (NN "波及"); </text:p>
          </table:table-cell>
          <table:table-cell office:value-type="string" calcext:value-type="string">
            <text:p>Minor (VP (VV 受) (NP 波及));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2013年底，内地发生震惊中外的严重雾霾事件，除天津、河北、山东、江苏、安徽、河南、浙江、上海等多地空气质量指数达到六级严重污染级别，临近的台湾、日本和韩国，甚至美国也受波及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N "贡献");</text:p>
          </table:table-cell>
          <table:table-cell office:value-type="string" calcext:value-type="string">
            <text:p>(NP (NP 2013年燃煤「贡献」) (DNP (QP 40%) (DEG 的)) (NP PM2.5));</text:p>
          </table:table-cell>
          <table:table-cell/>
          <table:table-cell office:value-type="string" calcext:value-type="string">
            <text:p>PM2, .5; 36, ., 6万;</text:p>
          </table:table-cell>
          <table:table-cell office:value-type="string" calcext:value-type="string">
            <text:p>(NN "贡献"); <text:s/>(VV ".5");</text:p>
          </table:table-cell>
          <table:table-cell office:value-type="string" calcext:value-type="string">
            <text:p>(IP (NP 2013年) (NP (NP 燃煤「贡献」) (DNP 40%的) (NP PM2)) (VP (VV .5))); (VP (VV 导致) (QP 36)) (PU .) (IP (NP (QP 6万) (NP 人)) ...); (VP (VP (ADVP 过) (VP 早)) (VP 死亡));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美国健康影响研究所和清华大学去年发布的调查报告显示，燃煤是当前内地空气污染的最主要来源，2013年燃煤「贡献」40%的PM2.5，这一因素造成的空气污染导致36.6万人过早死亡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北京市环保应急中心主任张大伟称，从国际经验看，空气治理是一个长期的艰巨的工程，要30到50年才有根本的改变。</text:p>
          </table:table-cell>
        </table:table-row>
        <table:table-row table:style-name="ro1">
          <table:table-cell/>
          <table:table-cell table:style-name="ce1" table:number-columns-repeated="4"/>
          <table:table-cell office:value-type="string" calcext:value-type="string">
            <text:p>PM2, ., 5;</text:p>
          </table:table-cell>
          <table:table-cell office:value-type="string" calcext:value-type="string">
            <text:p>Minor (AD "严控"); (PU "."); (NN "早死亡");</text:p>
          </table:table-cell>
          <table:table-cell office:value-type="string" calcext:value-type="string">
            <text:p>Minor (QP 2030年); (PP (P 因) (NP PM2)) (PU .) (VP (CD 5) (AS 过) (NP 早死亡));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报告并预测，即使内地严控排放，2030年仍会有99万人因PM2.5过早死亡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北京雾霾卷土重来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原因可能是这个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R "刚过去"); (NR "蓝天");</text:p>
          </table:table-cell>
          <table:table-cell office:value-type="string" calcext:value-type="string">
            <text:p>Minor (VP (NT 过去) (ADVP 常) (VP (VV 笼罩) (NP 雾霾中的中国首都北京)));</text:p>
          </table:table-cell>
          <table:table-cell table:number-columns-repeated="3"/>
          <table:table-cell office:value-type="string" calcext:value-type="string">
            <text:p>Minor (VP (NT 过去) (ADVP 常) (VP (VV 笼罩) (NP 雾霾中的中国首都北京)));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过去常笼罩雾霾中的中国首都北京，在刚过去的冬天供暖季却经常见到蓝天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VP (VP (VV 控制) (NP 污染措施)) (VP 结束));</text:p>
          </table:table-cell>
          <table:table-cell table:number-columns-repeated="3"/>
          <table:table-cell office:value-type="string" calcext:value-type="string">
            <text:p>(VP (VP (VV 控制) (NP 污染措施)) (VP 结束));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只是，冬季控制污染措施结束后，3月的北京雾霾重现，外媒分析，北京空污总是紧随经济规划而变动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N "报导"); (VV "重"); (AD "将");</text:p>
          </table:table-cell>
          <table:table-cell office:value-type="string" calcext:value-type="string">
            <text:p>(NP (英国金融时报（FT）中文网30日) (NP 报导)); (VP (VA 细) (VP (VV 悬浮) (IP 微粒（PM2.5）平均浓度下降逾1/5))); (VP (ADVP 将) (VP (VV 重) (IP (NP 工业) (VP (VV 迁出) (NP 北京、减少煤炭)) (VP (VV 依赖) (IP 对环境产生积极影响)))));</text:p>
          </table:table-cell>
          <table:table-cell/>
          <table:table-cell office:value-type="string" calcext:value-type="string">
            <text:p>细悬, 浮;</text:p>
          </table:table-cell>
          <table:table-cell office:value-type="string" calcext:value-type="string">
            <text:p>(NN "报导");</text:p>
          </table:table-cell>
          <table:table-cell office:value-type="string" calcext:value-type="string">
            <text:p>(VP (VP (NP 2017年) (ADVP 细悬) (VP (VV 浮) (VP 微粒（PM2.5）平均浓度))) (VP 下降逾1/5)); (VP (BA 将) (IP (NP 重工业) (VP (VP 迁出北京) (PU 、) (VP (VP 减少煤炭) (VP (VV 依赖) (IP 对环境产生积极影响))))));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minor (这 显示 (中国 ((将重工业迁出北京)、(减少煤炭依赖) (对环境产生积极影响))));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英国金融时报（FT）中文网30日报导，北京市2017年细悬浮微粒（PM2.5）平均浓度下降逾1/5，这显示中国将重工业迁出北京、减少煤炭依赖对环境产生积极影响。</text:p>
          </table:table-cell>
        </table:table-row>
        <table:table-row table:style-name="ro1">
          <table:table-cell/>
          <table:table-cell office:value-type="string" calcext:value-type="string">
            <text:p>至今年;</text:p>
          </table:table-cell>
          <table:table-cell/>
          <table:table-cell office:value-type="string" calcext:value-type="string">
            <text:p>(PP (P 在) (VP (ADVP 通常) (PP (P 因) (NP 燃煤供暖)) (VP (VV 导致) (IP 雾霾天增多的冬季供暖期间，北京空污却减少))));</text:p>
          </table:table-cell>
          <table:table-cell table:number-columns-repeated="3"/>
          <table:table-cell office:value-type="string" calcext:value-type="string">
            <text:p>Minor (NP (NT 去年) (NP (NT 11月) (CC 至) (NT 今年) (NT 3月))); (PP (P 在) (NP 通常因燃煤供暖导致雾霾天增多的冬季) (VP (VV 供暖) (NP 期间)));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去年11月至今年3月，在通常因燃煤供暖导致雾霾天增多的冬季供暖期间，北京空污却减少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报导指出，2018年初的刺激支出可能使得工业活动大增，从而导致重度空气污染卷土重来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例如，2017年10月中共第19次全国代表大会召开前，工业活动大幅上扬，以至中国年度煤炭消耗量出现3年来首次成长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中国东北省份2012年至2016年经济低迷，有助减少这一时期的总体颗粒物排放量。</text:p>
          </table:table-cell>
        </table:table-row>
        <table:table-row table:style-name="ro1">
          <table:table-cell/>
          <table:table-cell table:style-name="ce1" table:number-columns-repeated="4"/>
          <table:table-cell/>
          <table:table-cell office:value-type="string" calcext:value-type="string">
            <text:p>Minor (AD "通常");</text:p>
          </table:table-cell>
          <table:table-cell office:value-type="string" calcext:value-type="string">
            <text:p>minor (IP (ADVP 通常) (LCP (NP 情况) (LC 下)) ...);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通常情况下，由于春节期间全中国放假，1月和2月的用电量不会太高。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2"/>
          <table:table-cell office:value-type="string" calcext:value-type="string">
            <text:p>(VP (VV 逾) (NP 11%成长));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但今年头两个月，电力消耗量出现创纪录的逾11%成长，这很可能是由建筑、钢铁和水泥生产等重工业活动造成的。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报导说，北京的空污水准总是随着经济规划的变化而波动，雾霾缓解或许只是暂时的。</text:p>
          </table:table-cell>
        </table:table-row>
        <table:table-row table:style-name="ro1">
          <table:table-cell/>
          <table:table-cell office:value-type="string" calcext:value-type="string">
            <text:p>取消后;</text:p>
          </table:table-cell>
          <table:table-cell office:value-type="string" calcext:value-type="string">
            <text:p>(NN "取消后");</text:p>
          </table:table-cell>
          <table:table-cell office:value-type="string" calcext:value-type="string">
            <text:p>(PP (P 在) (IP (VP (NT 冬季) (VP (VV 控制) (NP (NN 污染) (NN 措施) (NN 取消后))))) (PU ，) (IP 3月的北京连续多天出现雾霾天));</text:p>
          </table:table-cell>
          <table:table-cell/>
          <table:table-cell office:value-type="string" calcext:value-type="string">
            <text:p>担, 忧;</text:p>
          </table:table-cell>
          <table:table-cell office:value-type="string" calcext:value-type="string">
            <text:p>(M "担");</text:p>
          </table:table-cell>
          <table:table-cell office:value-type="string" calcext:value-type="string">
            <text:p>(PP (P 在) (LCP (VP (NP 冬季) (VP (VP (VV 控制) (NP 污染措施)) (VP 取消)) (LC 后))); (NP (DP (DT 这) (M 担) ) (NP 忧));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在冬季控制污染措施取消后，3月的北京连续多天出现雾霾天，加剧了这担忧。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rrors</text:p>
          </table:table-cell>
          <table:table-cell table:formula="of:=COUNTIF([.B3:.B59]; &quot;&lt;&gt;&quot;&quot;&quot;)" office:value-type="float" office:value="7" calcext:value-type="float">
            <text:p>7</text:p>
          </table:table-cell>
          <table:table-cell table:formula="of:=COUNTIF([.C3:.C59]; &quot;&lt;&gt;&quot;&quot;&quot;)" office:value-type="float" office:value="29" calcext:value-type="float">
            <text:p>29</text:p>
          </table:table-cell>
          <table:table-cell table:formula="of:=COUNTIF([.D3:.D59]; &quot;&lt;&gt;&quot;&quot;&quot;)" office:value-type="float" office:value="35" calcext:value-type="float">
            <text:p>35</text:p>
          </table:table-cell>
          <table:table-cell/>
          <table:table-cell table:formula="of:=COUNTIF([.F3:.F59]; &quot;&lt;&gt;&quot;&quot;&quot;)" office:value-type="float" office:value="21" calcext:value-type="float">
            <text:p>21</text:p>
          </table:table-cell>
          <table:table-cell table:formula="of:=COUNTIF([.G3:.G59]; &quot;&lt;&gt;&quot;&quot;&quot;)" office:value-type="float" office:value="33" calcext:value-type="float">
            <text:p>33</text:p>
          </table:table-cell>
          <table:table-cell table:formula="of:=COUNTIF([.H3:.H59]; &quot;&lt;&gt;&quot;&quot;&quot;)" office:value-type="float" office:value="35" calcext:value-type="float">
            <text:p>35</text:p>
          </table:table-cell>
          <table:table-cell/>
          <table:table-cell table:style-name="Default" table:formula="of:=COUNTIF([.J3:.J59]; &quot;&lt;&gt;&quot;&quot;&quot;)" office:value-type="float" office:value="0" calcext:value-type="float">
            <text:p>0</text:p>
          </table:table-cell>
          <table:table-cell table:style-name="Default" table:formula="of:=COUNTIF([.K3:.K59]; &quot;&lt;&gt;&quot;&quot;&quot;)" office:value-type="float" office:value="0" calcext:value-type="float">
            <text:p>0</text:p>
          </table:table-cell>
          <table:table-cell table:style-name="Default" table:formula="of:=COUNTIF([.L3:.L59]; &quot;&lt;&gt;&quot;&quot;&quot;)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00/00/00</text:date>, <text:time style:data-style-name="N2" text:time-value="22:24:01.173746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22:24:31.094581720</dc:date>
    <meta:editing-duration>P1DT2H59M18S</meta:editing-duration>
    <meta:editing-cycles>62</meta:editing-cycles>
    <meta:generator>LibreOffice/5.3.2.2$Linux_X86_64 LibreOffice_project/6cd4f1ef626f15116896b1d8e1398b56da0d0ee1</meta:generator>
    <meta:document-statistic meta:table-count="1" meta:cell-count="301" meta:object-count="0"/>
  </office:meta>
</office:document-meta>
</file>